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ListParagraph" style:list-style-name="LFO1" style:family="paragraph">
      <style:paragraph-properties fo:text-align="justify" fo:margin-bottom="0.1388in" fo:line-height="115%"/>
      <style:text-properties fo:font-weight="bold" style:font-weight-asian="bold"/>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list-style-name="LFO4" style:family="paragraph">
      <style:paragraph-properties fo:margin-top="0.0694in" fo:margin-bottom="0.0694in" fo:line-height="100%"/>
      <style:text-properties style:font-name-asian="Times New Roman" style:font-name-complex="Times New Roman" style:language-asian="en" style:country-asian="GB"/>
    </style:style>
    <style:style style:name="P21" style:parent-style-name="Normal" style:list-style-name="LFO4" style:family="paragraph">
      <style:paragraph-properties fo:margin-top="0.0694in" fo:margin-bottom="0.0694in" fo:line-height="100%"/>
      <style:text-properties style:font-name-asian="Times New Roman" style:font-name-complex="Times New Roman" style:language-asian="en" style:country-asian="GB"/>
    </style:style>
    <style:style style:name="P22" style:parent-style-name="Normal" style:list-style-name="LFO4" style:family="paragraph">
      <style:paragraph-properties fo:margin-top="0.0694in" fo:margin-bottom="0.0694in" fo:line-height="100%"/>
      <style:text-properties style:font-name-asian="Times New Roman" style:font-name-complex="Times New Roman" style:language-asian="en" style:country-asian="GB"/>
    </style:style>
    <style:style style:name="P23" style:parent-style-name="Normal" style:family="paragraph">
      <style:paragraph-properties fo:text-align="justify"/>
    </style:style>
    <style:style style:name="P24" style:parent-style-name="ListParagraph" style:list-style-name="LFO1" style:family="paragraph">
      <style:paragraph-properties fo:text-align="justify" fo:margin-bottom="0.1388in" fo:line-height="115%"/>
      <style:text-properties fo:font-weight="bold" style:font-weight-asian="bold"/>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29"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30"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31"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32"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33" style:parent-style-name="Normal" style:list-style-name="LFO8" style:family="paragraph">
      <style:paragraph-properties fo:margin-top="0.0694in" fo:margin-bottom="0.0694in" fo:line-height="100%"/>
      <style:text-properties style:font-name-asian="Times New Roman" style:font-name-complex="Times New Roman" style:language-asian="en" style:country-asian="GB"/>
    </style:style>
    <style:style style:name="P34" style:parent-style-name="Normal" style:family="paragraph">
      <style:paragraph-properties fo:text-align="justify"/>
    </style:style>
    <style:style style:name="P35" style:parent-style-name="ListParagraph" style:list-style-name="LFO1" style:family="paragraph">
      <style:paragraph-properties fo:text-align="justify" fo:margin-bottom="0.1388in" fo:line-height="115%"/>
    </style:style>
    <style:style style:name="T36" style:parent-style-name="DefaultParagraphFont" style:family="text">
      <style:text-properties fo:font-weight="bold" style:font-weight-asian="bold"/>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list-style-name="LFO6" style:family="paragraph">
      <style:paragraph-properties fo:margin-top="0.0694in" fo:margin-bottom="0.0694in" fo:line-height="100%"/>
      <style:text-properties style:font-name-asian="Times New Roman" style:font-name-complex="Times New Roman" style:language-asian="en" style:country-asian="GB"/>
    </style:style>
    <style:style style:name="P40" style:parent-style-name="Normal" style:list-style-name="LFO6" style:family="paragraph">
      <style:paragraph-properties fo:margin-top="0.0694in" fo:margin-bottom="0.0694in" fo:line-height="100%"/>
      <style:text-properties style:font-name-asian="Times New Roman" style:font-name-complex="Times New Roman" style:language-asian="en" style:country-asian="GB"/>
    </style:style>
    <style:style style:name="P41" style:parent-style-name="Normal" style:family="paragraph">
      <style:paragraph-properties fo:text-align="justify"/>
    </style:style>
    <style:style style:name="P42" style:parent-style-name="ListParagraph" style:list-style-name="LFO1" style:family="paragraph">
      <style:paragraph-properties fo:text-align="justify" fo:margin-bottom="0.1388in" fo:line-height="115%"/>
      <style:text-properties fo:font-weight="bold" style:font-weight-asian="bold"/>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ListParagraph" style:list-style-name="LFO1" style:family="paragraph">
      <style:paragraph-properties fo:text-align="justify" fo:margin-bottom="0.1388in" fo:line-height="115%"/>
      <style:text-properties fo:font-weight="bold" style:font-weight-asian="bold"/>
    </style:style>
    <style:style style:name="P46" style:parent-style-name="Normal" style:family="paragraph">
      <style:paragraph-properties fo:text-align="justify"/>
    </style:style>
    <style:style style:name="P47" style:parent-style-name="Normal" style:list-style-name="LFO2" style:family="paragraph">
      <style:paragraph-properties fo:margin-top="0.0694in" fo:margin-bottom="0.0694in" fo:line-height="100%"/>
      <style:text-properties style:font-name-asian="Times New Roman" style:font-name-complex="Times New Roman" style:language-asian="en" style:country-asian="GB"/>
    </style:style>
    <style:style style:name="P48" style:parent-style-name="Normal" style:list-style-name="LFO2" style:family="paragraph">
      <style:paragraph-properties fo:margin-top="0.0694in" fo:margin-bottom="0.0694in" fo:line-height="100%"/>
      <style:text-properties style:font-name-asian="Times New Roman" style:font-name-complex="Times New Roman" style:language-asian="en" style:country-asian="GB"/>
    </style:style>
    <style:style style:name="P49" style:parent-style-name="Normal" style:list-style-name="LFO2" style:family="paragraph">
      <style:paragraph-properties fo:margin-top="0.0694in" fo:margin-bottom="0.0694in" fo:line-height="100%"/>
      <style:text-properties style:font-name-asian="Times New Roman" style:font-name-complex="Times New Roman" style:language-asian="en" style:country-asian="GB"/>
    </style:style>
    <style:style style:name="P50" style:parent-style-name="Normal" style:family="paragraph">
      <style:paragraph-properties fo:text-align="justify"/>
    </style:style>
    <style:style style:name="P51" style:parent-style-name="ListParagraph" style:list-style-name="LFO1" style:family="paragraph">
      <style:paragraph-properties fo:text-align="justify" fo:margin-bottom="0.1388in" fo:line-height="115%"/>
      <style:text-properties fo:font-weight="bold" style:font-weight-asian="bold"/>
    </style:style>
    <style:style style:name="P52" style:parent-style-name="Normal" style:family="paragraph">
      <style:paragraph-properties fo:text-align="justify"/>
    </style:style>
    <style:style style:name="P53" style:parent-style-name="Normal" style:list-style-name="LFO3" style:family="paragraph">
      <style:paragraph-properties fo:margin-top="0.0694in" fo:margin-bottom="0.0694in" fo:line-height="100%"/>
      <style:text-properties style:font-name-asian="Times New Roman" style:font-name-complex="Times New Roman" style:language-asian="en" style:country-asian="GB"/>
    </style:style>
    <style:style style:name="P54" style:parent-style-name="Normal" style:list-style-name="LFO3" style:family="paragraph">
      <style:paragraph-properties fo:margin-top="0.0694in" fo:margin-bottom="0.0694in" fo:line-height="100%"/>
      <style:text-properties style:font-name-asian="Times New Roman" style:font-name-complex="Times New Roman" style:language-asian="en" style:country-asian="GB"/>
    </style:style>
    <style:style style:name="P55" style:parent-style-name="Normal" style:list-style-name="LFO3" style:family="paragraph">
      <style:paragraph-properties fo:margin-top="0.0694in" fo:margin-bottom="0.0694in" fo:line-height="100%"/>
      <style:text-properties style:font-name-asian="Times New Roman" style:font-name-complex="Times New Roman" style:language-asian="en" style:country-asian="GB"/>
    </style:style>
    <style:style style:name="P56" style:parent-style-name="Normal" style:family="paragraph">
      <style:paragraph-properties fo:text-align="justify"/>
    </style:style>
    <style:style style:name="P57" style:parent-style-name="ListParagraph" style:list-style-name="LFO1" style:family="paragraph">
      <style:paragraph-properties fo:text-align="justify" fo:margin-bottom="0.1388in" fo:line-height="115%"/>
    </style:style>
    <style:style style:name="T58" style:parent-style-name="DefaultParagraphFont" style:family="text">
      <style:text-properties fo:font-weight="bold" style:font-weight-asian="bold"/>
    </style:style>
    <style:style style:name="P59" style:parent-style-name="Normal" style:family="paragraph">
      <style:paragraph-properties fo:text-align="justify"/>
    </style:style>
    <style:style style:name="P60" style:parent-style-name="Normal" style:list-style-name="LFO7" style:family="paragraph">
      <style:paragraph-properties fo:margin-top="0.0694in" fo:margin-bottom="0.0694in" fo:line-height="100%"/>
      <style:text-properties style:font-name-asian="Times New Roman" style:font-name-complex="Times New Roman" style:language-asian="en" style:country-asian="GB"/>
    </style:style>
    <style:style style:name="P61" style:parent-style-name="Normal" style:list-style-name="LFO7" style:family="paragraph">
      <style:paragraph-properties fo:margin-top="0.0694in" fo:margin-bottom="0.0694in" fo:line-height="100%"/>
      <style:text-properties style:font-name-asian="Times New Roman" style:font-name-complex="Times New Roman" style:language-asian="en" style:country-asian="GB"/>
    </style:style>
    <style:style style:name="P62" style:parent-style-name="Normal" style:list-style-name="LFO7" style:family="paragraph">
      <style:paragraph-properties fo:margin-top="0.0694in" fo:margin-bottom="0.0694in" fo:line-height="100%"/>
      <style:text-properties style:font-name-asian="Times New Roman" style:font-name-complex="Times New Roman" style:language-asian="en" style:country-asian="GB"/>
    </style:style>
    <style:style style:name="P63" style:parent-style-name="Normal" style:list-style-name="LFO7" style:family="paragraph">
      <style:paragraph-properties fo:margin-top="0.0694in" fo:margin-bottom="0.0694in" fo:line-height="100%"/>
      <style:text-properties style:font-name-asian="Times New Roman" style:font-name-complex="Times New Roman" style:language-asian="en" style:country-asian="GB"/>
    </style:style>
    <style:style style:name="P64" style:parent-style-name="Normal" style:family="paragraph">
      <style:paragraph-properties fo:text-align="justify"/>
    </style:style>
    <style:style style:name="P65" style:parent-style-name="ListParagraph" style:family="paragraph">
      <style:paragraph-properties fo:text-align="justify"/>
      <style:text-properties fo:font-weight="bold" style:font-weight-asian="bold"/>
    </style:style>
    <style:style style:name="P66" style:parent-style-name="ListParagraph" style:family="paragraph">
      <style:paragraph-properties fo:text-align="justify"/>
      <style:text-properties fo:font-weight="bold" style:font-weight-asian="bold"/>
    </style:style>
    <style:style style:name="P67" style:parent-style-name="ListParagraph" style:family="paragraph">
      <style:paragraph-properties fo:text-align="justify"/>
    </style:style>
    <style:style style:name="T68" style:parent-style-name="DefaultParagraphFont" style:family="text">
      <style:text-properties fo:font-weight="bold" style:font-weight-asian="bold"/>
    </style:style>
    <style:style style:name="P69" style:parent-style-name="Normal" style:family="paragraph">
      <style:paragraph-properties fo:text-align="justify"/>
    </style:style>
    <style:style style:name="P70" style:parent-style-name="Normal" style:list-style-name="LFO5" style:family="paragraph">
      <style:paragraph-properties fo:margin-top="0.0694in" fo:margin-bottom="0.0694in" fo:line-height="100%"/>
      <style:text-properties style:font-name-asian="Times New Roman" style:font-name-complex="Times New Roman" style:language-asian="en" style:country-asian="GB"/>
    </style:style>
    <style:style style:name="P71" style:parent-style-name="Normal" style:list-style-name="LFO5" style:family="paragraph">
      <style:paragraph-properties fo:margin-top="0.0694in" fo:margin-bottom="0.0694in" fo:line-height="100%"/>
      <style:text-properties style:font-name-asian="Times New Roman" style:font-name-complex="Times New Roman" style:language-asian="en" style:country-asian="GB"/>
    </style:style>
    <style:style style:name="P72" style:parent-style-name="Normal" style:family="paragraph">
      <style:paragraph-properties fo:text-align="justify"/>
    </style:style>
    <style:style style:name="P73" style:parent-style-name="ListParagraph" style:list-style-name="LFO1" style:family="paragraph">
      <style:paragraph-properties fo:text-align="justify" fo:margin-bottom="0.1388in" fo:line-height="115%"/>
    </style:style>
    <style:style style:name="T74" style:parent-style-name="DefaultParagraphFont" style:family="text">
      <style:text-properties fo:font-weight="bold" style:font-weight-asian="bold"/>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office:automatic-styles>
  <office:body>
    <office:text text:use-soft-page-breaks="true">
      <text:p text:style-name="P1">COWCH – Anxiety</text:p>
      <text:p text:style-name="Normal"/>
      <text:p text:style-name="Normal">Anxiety is a normal part of life but when anxiety leads to avoidance and regular stress, it is time to do something about it. Think of the anxiety equation that we use often in cognitive behavioural therapy: the anxiety equation states that we often overestimate the threat [rejection, failure, fear, feeling not good enough ETC] and we underestimate our ability to cope. When we overestimate the threat and underestimate our ability to cope we tend to avoid and avoidance is one of the worst things that we can do for our anxiety. The more we avoid, the less likely we are to reality test our fears. Fears left unchallenged will remain and be a constant worry in life.</text:p>
      <text:p text:style-name="Normal">Anxiety often comes from past experiences that were negative and that have imprinted upon our nervous system and also comes from our upbringing and how people treated us in general. Fear is a part of life but it is overrepresented and the techniques that I'm about to talk about will help to put fear in its place and help you too approach rather than avoid life.</text:p>
      <text:p text:style-name="Normal">The very first thing that you should do when you're anxious is grounding techniques.<text:s/>Grounding techniques focus on calming your body because your body must be calm before you can challenge your thinking.</text:p>
      <text:p text:style-name="Normal">Great grounding techniques involve calming yourself enough so that you turn off your bodies fight flight freeze response. When you are stressed your cortex shuts down and you cannot think your way out of stressful situations.</text:p>
      <text:p text:style-name="Normal">Box breathing is a fantastic way to calm yourself instantly no matter where you are. Breathe in slowly and count to four,<text:s/>hold your breath to the count of four, breathe out slowly and count to 4 can finally hold your breath again to the count of four.<text:s/>When you breathe deeply you're telling your body that you're not stressed and you're not being chased by a predator and it tells the amygdala your brains alarm system that it can turn off. So deep breathing is really a great skill to learn and to do regularly.</text:p>
      <text:p text:style-name="Normal">Mindfulness is also a fabulous way to keep calm. Our brains are so busy all the time with thoughts going around and around about all the danger in the world and what might go wrong. Mindfulness interrupts that cycle and helps you be present with your focus on the world around you. When you engage your 5 sensors and look around you your brain does not have time to worry unnecessarily.</text:p>
      <text:p text:style-name="Normal">Look at what you can see, here, touch, smell, taste and really engage with the world immediately in front of you. Learning to be present in the moment is one of the best mental health skills you can possibly do.</text:p>
      <text:p text:style-name="Normal">Another great grounding technique is called progressive muscle relaxation. This technique reminds your brain of how your body feels when you are relaxed and your<text:s/><text:soft-page-break/>muscles are at ease and when you are tense. Work through your body from your toes to your head and tense each set of muscles as you go upwards. Tense your toes tightly and really focus on that tight feeling and then let the muscles go free and notice the difference. Repeat this process as you work up your legs,<text:s/>your calf muscles,<text:s/>your thighs,<text:s/>your bottom,<text:s/>your tummy muscles,<text:s/>your arms,<text:s/>your neck,<text:s/>your face,<text:s/>scrunch up your face muscles and then let go and this helps to remind your body when you are tense and helps you actively learn to distress your muscles.</text:p>
      <text:p text:style-name="Normal">Grounding is the first step in managing anxiety. Next we look at our thoughts and how they create unnecessary anxiety:<text:s/></text:p>
      <text:p text:style-name="Normal">The key to overcoming anxiety is to keep pushing out of your comfort zone by doing baby steps in the right direction. A good question to ask yourself is: what is the next right step? Rome was not built in a day and you do not have to achieve all of your aims immediately, it is a process and we are all working at being less fearful and more tolerant of uncertainty.</text:p>
      <text:p text:style-name="Normal">Intolerance of uncertainty create a lot of anxiety. We tend to have rules for living that take the form of<text:s/>“if this..<text:s/>Then that”.<text:s/>For example<text:s/>– “if I am not nice to people,<text:s/>they won't like me.”<text:s/>When we have a thought like this we will feel anxious and behave in a way that helps us avoid people not liking us. The problem with this thought is that it's probably not even true or based in reality. Many fear based thoughts are created by our insecurities and not by facts.</text:p>
      <text:p text:style-name="Normal">Being aware of errors in thinking is also a good way to challenge and reframe negative thoughts that encourage anxiety.</text:p>
      <text:p text:style-name="Normal">Do you find that you catastrophize? When we catastrophize we take something small and turn it into a much larger issue when it needn't be.<text:s/>For example:<text:s/>if we have a bad month financially,<text:s/>we might catastrophize and imagine that very soon we shall be homeless with no money at all. This huge leap is unrealistic but can create a lot of anxiety.<text:s/>Our limbic system,<text:s/>the older part of the brain,<text:s/>will react to negative thinking as if it is really happening and will release<text:s/>stress hormones such as<text:s/>adrenaline<text:s/>and cortisol<text:s/>which then sets the whole body off in a fight flight freeze frenzy.</text:p>
      <text:p text:style-name="Normal">Be aware of these common errors in thinking:<text:s/></text:p>
      <text:p text:style-name="P2">Many of us aren’t even aware of the automatic negative thoughts we have swirling around on our heads. They are formed and <text:s/>influenced by our childhoods, life experiences and beliefs. Usually you will find there isn’t much evidence to support negative thoughts (such as: I am not good enough) and there will be ample examples that refute this thought. Dysfunctional thinking/attitudes are over-rigid, generalized and involve concepts like: “Always, Never, Must. Should, Have to” They lack flexibility.</text:p>
      <text:soft-page-break/>
      <text:p text:style-name="P3">They keep us from our goals or lead to poor role enactments. Eg&gt; I believe that I must never fail so I withdraw and don’t try at all.</text:p>
      <text:p text:style-name="P4">Dysfunctional thinking/attitudes are often focused on approval, achievement and/or control.</text:p>
      <text:p text:style-name="P5">They are also related to various roles – I must be caring, I must be loving, I must gain respect</text:p>
      <text:p text:style-name="P6">Based on self-experience and hopes in the future: If I am loved then I will be happy.</text:p>
      <text:p text:style-name="P7"/>
      <text:p text:style-name="P8">Other examples of negative automatic thoughts (NATS):</text:p>
      <text:p text:style-name="P9">It’s all my fault if I am not successful.</text:p>
      <text:p text:style-name="P10">I am not good enough</text:p>
      <text:p text:style-name="P11">I will never make it. This is all too difficult.</text:p>
      <text:p text:style-name="P12">I have no control over my life.</text:p>
      <text:p text:style-name="P13"/>
      <text:p text:style-name="P14">Do you sometimes think in any of the ways listed below? If you do, it’s time to look at more effective, helpful ways of viewing the world. First let’s identify the ways in which we all possess errors in our thinking:</text:p>
      <text:p text:style-name="P15"/>
      <text:list text:style-name="LFO1" text:continue-numbering="true">
        <text:list-item>
          <text:p text:style-name="P16">Negative Filtering</text:p>
        </text:list-item>
      </text:list>
      <text:p text:style-name="P17">This is when you focus on the negative aspects and exclude all other evidence. An example: My last partner was horrible therefore I am not going to date again because future partners will probably also hurt my feelings/ make me feel unimportant/cheat on me.<text:s/></text:p>
      <text:p text:style-name="P18">Your brain will be tuned into looking for negative behaviours that confirm your negative filtering.</text:p>
      <text:p text:style-name="P19">Don’t do it!! Look at the positives too. No one is all bad. There have to be some redeeming features or you would never have persisted or fallen in love with your ex.</text:p>
      <text:list text:style-name="LFO4" text:continue-numbering="true">
        <text:list-item>
          <text:p text:style-name="P20">To beat this cognitive distortion:<text:s/></text:p>
          <text:list text:continue-numbering="true">
            <text:list-item>
              <text:p text:style-name="P21">Learn to look for the silver lining in every cloud</text:p>
            </text:list-item>
            <text:list-item>
              <text:p text:style-name="P22">Count up your negatives vs your positives – for every negative event,<text:line-break/>stack up a positive against it. Make a list of both negative and positive<text:line-break/>character attributes and behaviors</text:p>
            </text:list-item>
          </text:list>
        </text:list-item>
      </text:list>
      <text:p text:style-name="P23"/>
      <text:list text:style-name="LFO1" text:continue-numbering="true">
        <text:list-item>
          <text:p text:style-name="P24">Personalising</text:p>
        </text:list-item>
      </text:list>
      <text:p text:style-name="P25">This thinking involves blaming yourself for circumstances that are not your fault/responsibility. An example: Betty and John didn’t enjoy the party I threw and I should have paid them more attention as then they would have had a good time.</text:p>
      <text:p text:style-name="P26">This is not entirely true. Betty and John are adults and it is also their responsibility to chat to other people and make the most of the party.<text:s/></text:p>
      <text:p text:style-name="P27">Many things will have nothing to do with you personally. The more you are inclined to take responsibility for situations that are not entirely under your control, the more you will be likely to suffer from depression and low self esteem. Let it go.<text:s/></text:p>
      <text:list text:style-name="LFO8" text:continue-numbering="true">
        <text:list-item>
          <text:p text:style-name="P28">this distortion “the mother of guilt.” Personalization occurs when you hold yourself personally responsible for an event that isn’t entirely under your control. For example, “My son is doing poorly in school. I must be a bad mother…” and “What’s that say about you as a person?” – instead of trying to pinpoint the cause of the problem so that she could be helpful to her child. When another woman’s husband beat her, she told herself, “lf only I were better in bed, he wouldn’t beat me.” Personalization leads to guilt, shame, and feelings of inadequacy.<text:s/></text:p>
        </text:list-item>
        <text:list-item>
          <text:p text:style-name="P29">On the flip side of personalization is blame. Some people blame other people or their circumstances for their problems, and they overlook ways that they might be contributing to the problem: “The reason my marriage is so lousy is because my spouse is totally unreasonable.” – instead of investigating their own behavior and beliefs that can be changed. To beat this cognitive distortion:<text:s/></text:p>
          <text:list text:continue-numbering="true">
            <text:list-item>
              <text:p text:style-name="P30">Ask, “How do you know [I am to blame]?” “SAYS WHO?”</text:p>
            </text:list-item>
            <text:list-item>
              <text:p text:style-name="P31">Ask, “Who/what else is involved in this problem?”</text:p>
            </text:list-item>
            <text:list-item>
              <text:p text:style-name="P32">Ask yourself, “Realistically, how much of this problem is actually my<text:line-break/>responsibility?”</text:p>
            </text:list-item>
            <text:list-item>
              <text:p text:style-name="P33">Ask, “If there was no blame involved here, what would be left for me/us<text:line-break/>to look at?”</text:p>
            </text:list-item>
          </text:list>
        </text:list-item>
      </text:list>
      <text:p text:style-name="P34"/>
      <text:list text:style-name="LFO1" text:continue-numbering="true">
        <text:list-item>
          <text:p text:style-name="P35">“<text:span text:style-name="T36">Should” Statements</text:span></text:p>
        </text:list-item>
      </text:list>
      <text:p text:style-name="P37">Replace the word “should” with “could” and stop putting pressure on yourself. <text:s/>Since when are actions SO important that you MUST do them? Is it a life threatening situation?<text:s/></text:p>
      <text:p text:style-name="P38">When you use words like “should, must, got to, have to” you place unnecessary pressure/stress on yourself. Rather, set aside time and make sure that you manage your schedule efficiently.</text:p>
      <text:list text:style-name="LFO6" text:continue-numbering="true">
        <text:list-item>
          <text:p text:style-name="P39">To beat this cognitive distortion<text:s/></text:p>
          <text:soft-page-break/>
          <text:list text:continue-numbering="true">
            <text:list-item>
              <text:p text:style-name="P40">Ask, “What would it feel like, look like, sound like if you could/did or could not/did not?” or, “What would happen if you did/didn’t?” or, “What prevents you from just doing it then?” or, “What rule or law says you/I SHOULD?” or, “Why should I?” or, “Could you just prefer instead?” or, “Why SHOULD I/YOU?”</text:p>
            </text:list-item>
          </text:list>
        </text:list-item>
      </text:list>
      <text:p text:style-name="P41"/>
      <text:list text:style-name="LFO1" text:continue-numbering="true">
        <text:list-item>
          <text:p text:style-name="P42">Negative Prediction</text:p>
        </text:list-item>
      </text:list>
      <text:p text:style-name="P43">Imagining a negative outcome to an event/situation that hasn’t yet happened. No one can predict the future. Usually negative predictions come from past experience but it is necessary to review the evidence and recognise that each situation is unique and that with each new experience we have the power to approach it differently. Learn from past experiences (positive or negative) and adapt accordingly.</text:p>
      <text:p text:style-name="P44">Eg. The future is bleak. There is nothing to look forward to. I will always have bad luck. No one will ever love me.</text:p>
      <text:list text:style-name="LFO1" text:continue-numbering="true">
        <text:list-item>
          <text:p text:style-name="P45">Black and White Thinking</text:p>
        </text:list-item>
      </text:list>
      <text:p text:style-name="P46">As the above title suggests, this type of thinking is very rigid – an ‘all or nothing’ approach. Very few things in life are black and white and it pays to remember the grey areas inbetween. Black and white thinking narrows your options where alternatives are concerned and ‘closes down’ your thinking – the very opposite of “brainstorming”. Challenging this type of thinking involves broadening your outlook.</text:p>
      <text:list text:style-name="LFO2" text:continue-numbering="true">
        <text:list-item>
          <text:p text:style-name="P47">To beat this cognitive distortion:<text:s/></text:p>
          <text:list text:continue-numbering="true">
            <text:list-item>
              <text:p text:style-name="P48">Ask yourself, “Has there ever been a time when it was NOT that way?” (all or nothing thinking does not allow exceptions so if even one exception can be found, it’s no longer “all” or “nothing”)</text:p>
            </text:list-item>
            <text:list-item>
              <text:p text:style-name="P49">Ask yourself, “Never?” or “Always?” (depending upon what you are thinking)</text:p>
            </text:list-item>
          </text:list>
        </text:list-item>
      </text:list>
      <text:p text:style-name="P50"/>
      <text:list text:style-name="LFO1" text:continue-numbering="true">
        <text:list-item>
          <text:p text:style-name="P51">Over Generalisation</text:p>
        </text:list-item>
      </text:list>
      <text:p text:style-name="P52">An example: “I never get anything right”. This is a sweeping statement that fails to consider specifics. Look for evidence that challenges this type of thinking and negates broad judgements.<text:s/></text:p>
      <text:list text:style-name="LFO3" text:continue-numbering="true">
        <text:list-item>
          <text:p text:style-name="P53">To beat this cognitive distortion:<text:s/></text:p>
          <text:list text:continue-numbering="true">
            <text:list-item>
              <text:p text:style-name="P54">Catch yourself overgeneralizing</text:p>
            </text:list-item>
            <text:list-item>
              <text:p text:style-name="P55">Say to yourself, “Just because one event happened, does not necessarily<text:line-break/>mean I am (or you are or he/she is…[some way of being])”</text:p>
            </text:list-item>
          </text:list>
        </text:list-item>
      </text:list>
      <text:p text:style-name="P56"/>
      <text:list text:style-name="LFO1" text:continue-numbering="true">
        <text:list-item>
          <text:p text:style-name="P57"><text:span text:style-name="T58">Labelling/Mislabelling</text:span></text:p>
        </text:list-item>
      </text:list>
      <text:p text:style-name="P59">Example: “I’m stupid”. Again, ask yourself where’s the evidence? When you think of examples, challenge these with evidence that contradicts these examples. You will most definitely find examples where you acted intelligently. Therefore, perhaps you have BEHAVED in a stupid manner at times (don’t we all?) but that does not mean you are stupid with no other redeeming features, that is unrealistic thinking. Stop it!</text:p>
      <text:list text:style-name="LFO7" text:continue-numbering="true">
        <text:list-item>
          <text:p text:style-name="P60">Related to overgeneralization, explaining by naming. Rather than describing the specific behaviour, you assign a label to someone or yourself that puts them in absolute and unalterable negative terms. This is a logic level error in that we make a logic leap from behavior/action (”he called me a name…”) to identity (”therefore, he’s a jerk”). To beat this cognitive distortion:<text:s/></text:p>
          <text:list text:continue-numbering="true">
            <text:list-item>
              <text:p text:style-name="P61">Ask yourself, “What could be a better way of looking at this that would truly empower you/me?” or, “Is there another possible more positive meaning for this?”</text:p>
            </text:list-item>
            <text:list-item>
              <text:p text:style-name="P62">When you recognize you are labeling or are being labeled, ask, “How specifically?” Example: “How specifically am I a jerk?” – which will evoke behaviours rather than identity.</text:p>
            </text:list-item>
            <text:list-item>
              <text:p text:style-name="P63">Remember who you/others are in spite of behaviours: “Even though I failed the test, I’m still a worthy person.”</text:p>
            </text:list-item>
          </text:list>
        </text:list-item>
      </text:list>
      <text:p text:style-name="P64"/>
      <text:p text:style-name="P65"/>
      <text:p text:style-name="P66"/>
      <text:p text:style-name="P67"><text:span text:style-name="T68">Emotional Reasoning</text:span></text:p>
      <text:p text:style-name="P69">I feel it, therefore it must be true. A feeling is JUST a feeling. It does not mean that it is based upon fact. Acknowledge your feelings (fear, anxiety etc) but do not see that as a predictor of the outcome. Remind yourself that your feelings are related to your perception of events (NOT the event itself) and investigate the thinking behind the feelings. Think positively – visualise a positive outcome.</text:p>
      <text:list text:style-name="LFO5" text:continue-numbering="true">
        <text:list-item>
          <text:p text:style-name="P70">To beat this cognitive distortion:<text:s/></text:p>
          <text:list text:continue-numbering="true">
            <text:list-item>
              <text:p text:style-name="P71">– interrupt anything negative: “X makes me mad” “How does what I do cause you to choose to feel mad?” Interrupt: “How could you believe that?”</text:p>
            </text:list-item>
          </text:list>
        </text:list-item>
      </text:list>
      <text:p text:style-name="P72"/>
      <text:list text:style-name="LFO1" text:continue-numbering="true">
        <text:list-item>
          <text:p text:style-name="P73"><text:span text:style-name="T74">Awfulising/Catastrophising</text:span></text:p>
        </text:list-item>
      </text:list>
      <text:p text:style-name="P75">This thinking will only escalate your anxieties and fears and occurs when possible negative outcomes are exaggerated in your mind. This leads to a sense of vulnerability<text:s/><text:soft-page-break/>and powerlessness. A good question to ask yourself (and be as objective as possible) is: What’s the worst that can happen? If you stop awfulising and think realistically, it will seem more likely that the outcome won’t be as awful as you anticipate. Anticipation is often worse than the actual event. To gain perspective, ask yourself if this will still matter, seem as important in a year’s time.</text:p>
      <text:p text:style-name="P76">Keep perspective, tell yourself that you’ll deal with whatever comes your way.</text:p>
      <text:p text:style-name="P77">Errors in cognitive thinking are not beneficial and if anything, act as a hindrance to your motivation and enthusiasm. Try positive affirmations. Tell yourself regularly that you are amazing, that you are unique and that you have a lot to offer. It may seem false at first but positive programming does work wonders. Visualise positive outcomes and remind yourself of all your past triumphs. You’ve made it this far, survived the many challenges sent your way so why should it be any different in the future? Believe in yourself and ‘sock it to them’!!</text:p>
      <text:p text:style-name="P78">Being aware of the thoughts can help you achieve your goals, stop self sabotaging behaviour and help you to lift self-limiting beliefs.</text:p>
      <text:p text:style-name="P79">NATS contribute to low self esteem, depression, lack of motivation, encourage fear and self doubt. Makes the world seem a more hostile place. Try to be more aware of the times when you use the above cognitive errors and limit the space they take up in your head.</text:p>
      <text:p text:style-name="P80"/>
      <text:p text:style-name="Normal">Finally,<text:s/>another error in thinking that is very common and that I often do myself is called mind reading. Mind reading is where you make assumptions about what somebody else is thinking for example: if you come into work one morning and you say hi to a colleague and they completely ignore you you might be inclined to believe that you have done something to upset them. In effect you are assuming because you do not have clear evidence that you have done something to upset them.</text:p>
      <text:p text:style-name="Normal">This is why cognitive restructuring or re framing is essential in order to challenge our thoughts because many of our thoughts are not accurate and are not based on fact. The above errors in thinking only served to make us more anxious and they're not even accurate.</text:p>
      <text:p text:style-name="Normal">Also consider whether you're worry is real or whether it is hypothetical. It's quite common to engage in<text:s/>“what if”<text:s/>type thinking and this is because our brains like to keep us safe. What if thinking is wasted energy though because often it is about things that are in the future and that might never happen. Distinguishing between a real worry such as your keys are missing and you need to leave the house right now or the dishwasher has broken down and a hypothetical worry which is something that hasn't happened yet and may never happen is key in reducing anxiety. It's all about becoming a better mind manager and not believing all the trash that your brain serves up regularly to you. When<text:s/><text:soft-page-break/>you catch yourself thinking a negative automatic thought<text:s/>(NAT),<text:s/>ask yourself why you are indulging in that thought and giving it space in your head.</text:p>
      <text:p text:style-name="Normal">Cognitive behavioural therapists talk a lot about a technique called cognitive diffusion which is where you remind yourself that your thoughts are not accurate and they do not have to be believed or even paid attention to. I personally love this metaphor which is called passengers on the bus as a way to remind me that my thoughts can be dismissed.</text:p>
      <text:p text:style-name="Normal">Imagine that you're a bus driver and you are ready to drive your bus from point A to point B. You get on the bus and as you about to start the engine you turn around and notice all these passengers on your bus. We all have slightly different passengers but some of the common ones are:</text:p>
      <text:p text:style-name="Normal">A passenger that makes you fearful by questioning your ability to drive. Perhaps they might say,<text:s/>“what if we have an accident?<text:s/>What if you get us lost?”<text:s/>These passengers are like our negative thoughts, we cannot get rid of them but we can learn to manage them or to dismiss them in order to get on with life and do what we is necessary. Just because a noisy passenger is stressing you out. Does not mean that you have to act on what they say or even listen to them.<text:s/>See your thoughts is separate to you and that you are still the boss,<text:s/>you are still in charge.</text:p>
      <text:p text:style-name="Normal">Worry is overrated,<text:s/>it is not the same as problem solving.<text:s/>When you catch yourself worrying,<text:s/>instead of the aimless thoughts going round and round your head, write your worries down and try to problem solve each worry separately and then let them go.<text:s/>Know the difference between the worries that you can control and the worries that you cannot control.</text:p>
      <text:p text:style-name="Normal">Ultimately all you really have control over is what you think say and do. Leave the rest alone because you cannot control what other people think and do and you cannot really control the world around you. Your power lies with you and your reactions to the world.</text:p>
      <text:p text:style-name="Normal">So in order to build resilience regularly talk to yourself in a positive way, surround yourself with people that inspire you and write yourself positive affirmations where possible to keep you grounded and in the right mental state.<text:s/></text:p>
      <text:p text:style-name="Normal">While it isn't possible to completely eliminate anxiety,<text:s/>it is possible to learn to dismiss the worrying thoughts and to be more in control of what you focus on. Approach behaviour is the key to gaining confidence and living a life that feels fulfilling and<text:s/>full of courag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dy kloppers</meta:initial-creator>
    <dc:creator>mandy kloppers</dc:creator>
    <meta:creation-date>2025-11-01T19:46:00Z</meta:creation-date>
    <dc:date>2025-11-01T19:47:00Z</dc:date>
    <meta:template xlink:href="Normal" xlink:type="simple"/>
    <meta:editing-cycles>3</meta:editing-cycles>
    <meta:editing-duration>PT60S</meta:editing-duration>
    <meta:document-statistic meta:page-count="8" meta:paragraph-count="153" meta:word-count="3189" meta:character-count="18726" meta:row-count="313" meta:non-whitespace-character-count="15690"/>
  </office:meta>
</office:document-meta>
</file>